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72bdd"/>
    </style:style>
    <style:style style:name="P2" style:family="paragraph" style:parent-style-name="Standard">
      <style:text-properties fo:color="#800000" officeooo:paragraph-rsid="00172bdd"/>
    </style:style>
    <style:style style:name="P3" style:family="paragraph" style:parent-style-name="Standard">
      <style:text-properties fo:color="#800000" officeooo:paragraph-rsid="00187f3f"/>
    </style:style>
    <style:style style:name="P4" style:family="paragraph" style:parent-style-name="Standard">
      <style:text-properties fo:color="#800000" officeooo:paragraph-rsid="00195f4f"/>
    </style:style>
    <style:style style:name="P5" style:family="paragraph" style:parent-style-name="Standard">
      <style:text-properties officeooo:paragraph-rsid="001c7062"/>
    </style:style>
    <style:style style:name="P6" style:family="paragraph" style:parent-style-name="Standard">
      <style:text-properties officeooo:rsid="00172bdd" officeooo:paragraph-rsid="00172bdd"/>
    </style:style>
    <style:style style:name="P7" style:family="paragraph" style:parent-style-name="Standard">
      <style:text-properties officeooo:rsid="00172bdd" officeooo:paragraph-rsid="00195f4f"/>
    </style:style>
    <style:style style:name="P8" style:family="paragraph" style:parent-style-name="Standard">
      <style:text-properties officeooo:rsid="00172bdd" officeooo:paragraph-rsid="002257b7"/>
    </style:style>
    <style:style style:name="P9" style:family="paragraph" style:parent-style-name="Standard">
      <style:text-properties fo:color="#800000" officeooo:rsid="00172bdd" officeooo:paragraph-rsid="00172bdd"/>
    </style:style>
    <style:style style:name="P10" style:family="paragraph" style:parent-style-name="Standard">
      <style:text-properties fo:color="#800000" officeooo:rsid="00187f3f" officeooo:paragraph-rsid="00187f3f"/>
    </style:style>
    <style:style style:name="P11" style:family="paragraph" style:parent-style-name="Standard">
      <style:text-properties fo:color="#800000" officeooo:rsid="001a9c2f" officeooo:paragraph-rsid="001a9c2f"/>
    </style:style>
    <style:style style:name="P12" style:family="paragraph" style:parent-style-name="Standard">
      <style:text-properties fo:color="#800000" officeooo:rsid="001db72d" officeooo:paragraph-rsid="001db72d"/>
    </style:style>
    <style:style style:name="P13" style:family="paragraph" style:parent-style-name="Standard">
      <style:text-properties fo:color="#800000" officeooo:rsid="0020bfe6" officeooo:paragraph-rsid="0020bfe6"/>
    </style:style>
    <style:style style:name="P14" style:family="paragraph" style:parent-style-name="Standard">
      <style:text-properties officeooo:rsid="00187f3f" officeooo:paragraph-rsid="00187f3f"/>
    </style:style>
    <style:style style:name="P15" style:family="paragraph" style:parent-style-name="Standard">
      <style:text-properties officeooo:rsid="001c7062" officeooo:paragraph-rsid="001c7062"/>
    </style:style>
    <style:style style:name="T1" style:family="text">
      <style:text-properties officeooo:rsid="00172bdd"/>
    </style:style>
    <style:style style:name="T2" style:family="text">
      <style:text-properties officeooo:rsid="00187f3f"/>
    </style:style>
    <style:style style:name="T3" style:family="text">
      <style:text-properties officeooo:rsid="00195f4f"/>
    </style:style>
    <style:style style:name="T4" style:family="text">
      <style:text-properties fo:color="#800000" officeooo:rsid="00195f4f"/>
    </style:style>
    <style:style style:name="T5" style:family="text">
      <style:text-properties fo:color="#800000" officeooo:rsid="001a9c2f"/>
    </style:style>
    <style:style style:name="T6" style:family="text">
      <style:text-properties fo:color="#800000" officeooo:rsid="001c7062"/>
    </style:style>
    <style:style style:name="T7" style:family="text">
      <style:text-properties officeooo:rsid="001a9c2f"/>
    </style:style>
    <style:style style:name="T8" style:family="text">
      <style:text-properties officeooo:rsid="001c7062"/>
    </style:style>
    <style:style style:name="T9" style:family="text">
      <style:text-properties officeooo:rsid="00225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l est impossible de charger un adversaire déjà engagé.(on peut donc toujours charger 1 soldat bloqué puisque bloqué = pas engagé. On autorise en quelque sorte les mouvements de finishs, mais un soldat qui a bravement combattu dans un round de corps à corps à un instant donné ne doit pas pouvoir etre recyclé à volonté pour de nouveaux rounds ? cela devrait aussi favoriser un comportement plus « safe » sur les charges car mieux vaudra gagner une bonne fois pour toute que de multiplier les victoires sur le fil. (Et on résout par le même coup le problème de multicontact...)</text:p>
      <text:p text:style-name="P6"/>
      <text:p text:style-name="P9">OK dans le fond, mais je vois mal comment expliquer comment on peut justifier les multicharges contre les soldats au tapis et bloques mais pas contre les soldats valide, point de vue jeu okay, point de vue simulation bof bof, pourquoi ne pas interdir tout simplement les charges multicontact contre tout le monde.</text:p>
      <text:p text:style-name="P6"/>
      <text:p text:style-name="P8">Il est impossible d'utiliser un mouvement autre que « charge » pour effectuer un mouvement qui amènerai<text:span text:style-name="T9">t</text:span> deux soldats valides de camps adverses à passer à moins d'1ps socle à socle au cours ou à la fin de ce mouvement. <text:span text:style-name="T9">Le mouvement de charge ne permet d’entrer dans la</text:span> <text:span text:style-name="T9">zone de moins d’1ps d’un soldat ennemi que s’il permet de finir son mouvement en contact socle à socle avec un ennemi quelconque. </text:span>(afin d'éviter les contournements abusifs et les traversés de cac. Tant que la ligne de front est cohérente elle est imperméable à l'ennemi...)</text:p>
      <text:p text:style-name="P6"/>
      <text:p text:style-name="P9">et j’ajouterai que tout « mouvement de charge » n’y autorise qua condition d’entrer precisement en contact socle à socle avec l’un des modèle en question lorsque plusieurs zones de 1ps se chevauchent.</text:p>
      <text:p text:style-name="P6"/>
      <text:p text:style-name="P6">Réorganisation :</text:p>
      <text:p text:style-name="P6">Pas de réorganisation ? (il pourra de toute façon y avoir un replacement durant la phase de mouvmeent suivante)</text:p>
      <text:p text:style-name="P6"/>
      <text:p text:style-name="P9">je suis tout a <text:s/>fait en faveur comme tu as pu le lire ailleurs, en revanche je suis pour qu’on garde les interventions contre mise à mort qu’on peut deplacer si tu veux en fin de phase de combat, cela me paraît de nature a clarifier le jeu et a éviter un mouvement libre en le replacant par un échange de position ce qui est rapide. Cela permet aussi d’engager deux modeles l’un à l’autre ce qui limite les possibilite de mouvement et de tir des deux cotes.</text:p>
      <text:p text:style-name="P6"/>
      <text:p text:style-name="P6">Déblocage automatique d'un soldat pris en cac :</text:p>
      <text:p text:style-name="P6">me parait necessaire dans la mesure où on comprendrait mal que ayant livré son combat et le remportant 1 soldat qui était bloqué soit de nouveau bloqué en face de son adversaire terrasssé. 1 soldat bloqué attaqué combat avec l'énergie du déséspoir, s'il gagne il reprend confiance en lui... moi ça me parait plus logique que "j'ai gagné..! puis... maman j'ai peur ! ". Ca donne à réfléchir aussi avant d'engager un soldat bloqué puisqu'on part d'un inutile et que si on se plante ça peut faire 1 soutien supplémentaire inattendu au camp adverse (mieux vaut donc coucher les valides que de finir des bloqués qui peuvent se relever -&gt; VICTOIRE MORAL&gt;BOUCHERIE )</text:p>
      <text:p text:style-name="P6"/>
      <text:p text:style-name="P3"><text:span text:style-name="T1">j’avais pas pensé a ce cas là la lumière de l’explication effectivement ca paraît interessant, neanmoins il faut alors deplacer le déblocage à la fin du combat car en l’état des choses, rien n’empèche un type de gagner sur le fil, de tuer mais d’etre bloqué par la touche adverse non blessante puisqu’on a viré le truc avec l’initiative sur les combats tangeants, </text:span><text:span text:style-name="T2">un soldat qui blesse son adversaire mais est bloqu é par un mauvais coup ne me gene pas point de vue « simulation ».</text:span></text:p>
      <text:p text:style-name="P14"/>
      <text:p text:style-name="P3"><text:span text:style-name="T2">Une fois encore je pense qu on gagnerait a scinder les deux statuts « cloues » et « sonné » ce qui nous permettrait de donner -2 cc aux soldats « sonnés » </text:span><text:span text:style-name="T7">et de ne rien changer à leur statut </text:span><text:span text:style-name="T2">et à l’inverse d’utiliser le systeme de déclouage automatique d’un soldat en cac, et de déc</text:span><text:span text:style-name="T7">ré</text:span><text:span text:style-name="T2">ter que l’</text:span><text:span text:style-name="T7">â</text:span><text:span text:style-name="T2">preté des combats et la menace immédiate d’une blessure immunise les combattants aux jets de </text:span><text:soft-page-break/><text:span text:style-name="T2">clouage en corps à corps.</text:span></text:p>
      <text:p text:style-name="P10"/>
      <text:p text:style-name="P3"><text:span text:style-name="T2">jusqu’a present </text:span><text:span text:style-name="T7">le meme « statut »</text:span><text:span text:style-name="T2"> permettaient de rendre compte de deux situation</text:span><text:span text:style-name="T7">s</text:span><text:span text:style-name="T2"> differentes d’une meme maniere dans le jeu, mais plus on avance plus il me paraît necessaire de scinder les deux états même s’il ne s’agit que de différences minimes cela permettrait aussi de clarifier l’écriture « d’implacable » et d’autres competnces « grenades » etc..</text:span></text:p>
      <text:p text:style-name="P6"/>
      <text:p text:style-name="P2"><text:span text:style-name="T3">en outre, c</text:span><text:span text:style-name="T1">ela n’enleve en rien que je prefere interdire les charges multiples sur un seul individu de toutes facons</text:span></text:p>
      <text:p text:style-name="P6"/>
      <text:p text:style-name="P6">Intervention :</text:p>
      <text:p text:style-name="P1"><text:span text:style-name="T1">1 Soldat au tapis chargé peut demander l'intervention d'un fantassin allié valide non engagé (et 1 seul) situé à moins de 3ps pour lui éviter le finish </text:span><text:span text:style-name="T7">(</text:span><text:span text:style-name="T5"> il paraît difficle qu’il y en ait deux puisqu’un echec signifie la mort et le maintient des positions, et le succes.. ben c’est fait donc pas besoin d’un deuxième)</text:span><text:span text:style-name="T1"> Le fantassin qui intervient doit réussir un test de commandement. Réussite il s'interpose et combat à la place du tapis. Echec il laisse son camarade à son triste sort (tapis = HC). FIn de l'histoire. Les implacables ne sont pas obligés de s'interposés (car implacable = ne souhaite pas se foutre à terre de lui même, mais n'est pas pour autant plus courageux que n'importe qui). De toute manière avec un Cd à 3+ il devrait y avoir pas mal de volontaires chez les SM de toute façon...</text:span><text:span text:style-name="T4">(j’entendais oblige de tenter une intervention pas forcement de reussir son jet et son intervention d’office mais j’ai rien contre le virer de la compétence ‘implacable’, c’est plutot l’interdiction d’esquive qui compte)</text:span></text:p>
      <text:p text:style-name="P6"/>
      <text:p text:style-name="P4"><text:span text:style-name="T2">okay </text:span><text:span text:style-name="T3">ca me botte </text:span></text:p>
      <text:p text:style-name="P7"/>
      <text:p text:style-name="P6">Statu quo :</text:p>
      <text:p text:style-name="P6">La résolution des combats des statu quo (soldats engagés sans avoir chargé) du tour précédant intervient AVANT les mouvements de charge. Un soldat libéré de son engagement lors de ces combats peut effectuer un mouvement de charge et combattre à nouveau dès ce tour.</text:p>
      <text:p text:style-name="P6"/>
      <text:p text:style-name="P11">Pourquoi pas ca rend aussi le jeu plus lisible. Tant que les soldats qui esquivent sont bloqués et ne peuvent pas eux « charger ».</text:p>
      <text:p text:style-name="P6"/>
      <text:p text:style-name="P6">Plages de résultats pour le combat :</text:p>
      <text:p text:style-name="P6"/>
      <text:p text:style-name="P6">Différence de 0,1,2,3 = 1 touche de chaque côté et pas d'esquive possible.</text:p>
      <text:p text:style-name="P6">Différence de 4,5,6 = 1 touche pour le côté perdant, esquive possible</text:p>
      <text:p text:style-name="P6">Différence de 7,8 = 2 touches pour le côté perdant, " <text:tab/><text:tab/>"</text:p>
      <text:p text:style-name="P6">Différence de 9+ = 3 touches pour le côté perdant, "<text:tab/><text:tab/>"</text:p>
      <text:p text:style-name="P6"/>
      <text:p text:style-name="P12">voir texte sur l’esquive</text:p>
      <text:p text:style-name="P6"/>
      <text:p text:style-name="P6">Charges :</text:p>
      <text:p text:style-name="P5"><text:span text:style-name="T1">Dans la limite de 4ps ou 8ps avec saut. Ne peuvent pas amener à une position plus éloignée d'aucun ennemi valide situé dans une limite de 16ps sauf si effectué en direction strict d'un ennemi, </text:span><text:span text:style-name="T5">(pas tres pratique de placer ses soutiens</text:span><text:span text:style-name="T7">) </text:span><text:span text:style-name="T1">au depend relatif d'un ou des autres autres. Seules les charges permettent d'engager de nouveaux combats avec des ennemis, valides ou non, et à la condition qu'ils ne soient pas déjà engagés </text:span><text:span text:style-name="T7">(</text:span><text:span text:style-name="T5">je prefere pas déjà en contact socle à socle)</text:span><text:span text:style-name="T1">. (Et seules les charges permettent de passer à moins de 1 ps d'un ennemi valide </text:span><text:span text:style-name="T8">(</text:span><text:span text:style-name="T6">à condition d’engager un des soldats dont la zone vient d’être pénétrée )</text:span><text:span text:style-name="T1">; il est par contre tout a fait possible de passer à coté d'un ennemi au tapis ou bloqué </text:span><text:span text:style-name="T8">(</text:span><text:span text:style-name="T6">sonné ou cloué</text:span><text:span text:style-name="T8">) sans</text:span><text:span text:style-name="T1"> le combattre </text:span><text:span text:style-name="T8">(</text:span><text:span text:style-name="T1">que ce soit en utilisant un mouvement de charge ou un mouvement normal).</text:span><text:span text:style-name="T8">(</text:span><text:span text:style-name="T6">néamoins pour la clarté du jeu il n’est pas possible de s’arréter en </text:span><text:soft-page-break/><text:span text:style-name="T6">contact socle à socle avec un modèle même cloué/sonné ou au tapis avec un mouvement normal)</text:span><text:span text:style-name="T1">, <text:s/>(A noter qu'une charge ne donne pas de "bonus" de cac, ce sont les ordres autres qui offrent par </text:span><text:span text:style-name="T1">contre des malus)</text:span></text:p>
      <text:p text:style-name="P6"/>
      <text:p text:style-name="P15">je repète pas le petit texte que j’ai ecrit sur les commentaires, je te laisse voir ceque tu en penses, à mon avis c’est le dernier point qu on doit travailler en profondeur, et dont on doit accoucher un systeme , simple juste, inexploitable et realiste.</text:p>
      <text:p text:style-name="P6"/>
      <text:p text:style-name="P6"/>
      <text:p text:style-name="P6">Esquives :</text:p>
      <text:p text:style-name="P6">Un soldat qui a perdu son combat (je propose de l'appeler soldat "oppressé") peut tenter un duel d'initiative avec son adversaire. (esquive)</text:p>
      <text:p text:style-name="P6">Réussite (résultat strictement supérieur) : il est bloqué mais prend la place d'un de ses soutiens actuels, tandis que le soutien se trouve engagé à sa place avec son vis-à-vis.</text:p>
      <text:p text:style-name="P6">SAUF s'il n'y a pas de soutiens, auquel cas il effectue un mouvement de 4ps en direction stricte du pion retraite.</text:p>
      <text:p text:style-name="P6">Echec (résultats inférieurs ou égal) : il reste sur place et effectue autant de jets de blessures qu'il aurait du recevoir de touches. (gros aïe, mais ça fait passer l'envie de faire de l'esquive à tout va... </text:p>
      <text:p text:style-name="P6">Règle spéciale : les soldats implacables ne PEUVENT pas tenter d'esquives (pas un problème de courage mais d'encombrement, je voudrais vous y voir avec une armure énergétique et un bolter lourd... non mais..)</text:p>
      <text:p text:style-name="P6">Règle spéciale : les soldats qui inspirent la peur forcent leurs ennemis à TOUJOURS effectuer une esquive (ça peut faire mal du coup) s'ils remportent le combat (peut etre soumis à un jet de Cd)(sauf les psykers).</text:p>
      <text:p text:style-name="P6">Rèègle spéciale : les soldats gladiateurs empechent leurs ennemis d'effectuer des retraites, on encaisse TOUJOURS contre un gladiateur et pas de mouvment de recul possible. (sauf les psykers).</text:p>
      <text:p text:style-name="P6"/>
      <text:p text:style-name="P13">Je pense que c’est pas mal neanmoins lesquive etant un mouvement volontaire il doit y avoir une contre partie et a mon avis ce doit etre le fait quil y a forcement echange des places et forcement clouage, dans le cas de l’echec ceci est couvert par la(les) blessure(s) automatiques, mais le fait de rester sur place à mon avis favorise trop celui qui entreprend l’esquive, qui se trouve finalement un pile ou face remplaçant au gré des armées la difficile sauvegarde d’armure par une facile sauvegarde d’initiative, ler mplacement systematique signifie engager a tout les coups un nouveau soldat perdant donc la possibilite de charger quelqu’un avec.</text:p>
      <text:p text:style-name="P13"/>
      <text:p text:style-name="P13">En outre je ne sais toujours pas s’il faut compter les soldats engages dans les « adds » à mon avis non ce qui renforce encore le tradeoff d’esquive, et partant du fait que nous n’avons plus de corps à corps multiples il n’y a jamais d’ambiguité, et cela permet de transformer un soldat victorieux en « ad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7T02:41:57.80</meta:creation-date>
    <dc:date>2013-12-22T18:23:53.34</dc:date>
    <meta:editing-duration>PT1H6M15S</meta:editing-duration>
    <meta:editing-cycles>3</meta:editing-cycles>
    <meta:generator>LibreOffice/4.0.5.2$Windows_x86 LibreOffice_project/5464147a081647a250913f19c0715bca595af2f</meta:generator>
    <meta:document-statistic meta:table-count="0" meta:image-count="0" meta:object-count="0" meta:page-count="3" meta:paragraph-count="38" meta:word-count="1694" meta:character-count="9648" meta:non-whitespace-character-count="7985"/>
  </office:meta>
</office:document-meta>
</file>